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system-ui, 'Segoe UI', Helvetica, Arial, sans-serif, 'Apple Color Emoji', 'Segoe UI Emoji', 'Segoe UI Symbol'" style:font-charset="x-symbol"/>
    <style:font-face style:name="SFMono-Regular" svg:font-family="SFMono-Regular, Consolas, 'Liberation Mono', Menlo, Courier,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b00c5" officeooo:paragraph-rsid="001b00c5"/>
    </style:style>
    <style:style style:name="P2" style:family="paragraph" style:parent-style-name="Standard">
      <style:text-properties officeooo:rsid="002125ad" officeooo:paragraph-rsid="002125ad"/>
    </style:style>
    <style:style style:name="P3" style:family="paragraph" style:parent-style-name="Standard">
      <style:text-properties officeooo:rsid="002301a1" officeooo:paragraph-rsid="002301a1"/>
    </style:style>
    <style:style style:name="P4" style:family="paragraph" style:parent-style-name="Standard">
      <style:text-properties officeooo:rsid="00254199" officeooo:paragraph-rsid="00254199"/>
    </style:style>
    <style:style style:name="P5" style:family="paragraph" style:parent-style-name="Standard">
      <style:text-properties officeooo:rsid="002e4fbc" officeooo:paragraph-rsid="002e4fbc"/>
    </style:style>
    <style:style style:name="P6" style:family="paragraph" style:parent-style-name="Standard">
      <style:text-properties officeooo:rsid="002f2768" officeooo:paragraph-rsid="002f2768"/>
    </style:style>
    <style:style style:name="P7" style:family="paragraph" style:parent-style-name="Standard">
      <style:text-properties officeooo:rsid="0032ce08" officeooo:paragraph-rsid="0032ce08"/>
    </style:style>
    <style:style style:name="P8" style:family="paragraph" style:parent-style-name="Standard">
      <style:text-properties officeooo:rsid="0033d9fb" officeooo:paragraph-rsid="0033d9fb"/>
    </style:style>
    <style:style style:name="P9" style:family="paragraph" style:parent-style-name="Standard">
      <style:text-properties officeooo:rsid="00358564" officeooo:paragraph-rsid="00358564"/>
    </style:style>
    <style:style style:name="P10" style:family="paragraph" style:parent-style-name="Standard">
      <style:text-properties officeooo:rsid="00363755" officeooo:paragraph-rsid="00363755"/>
    </style:style>
    <style:style style:name="P11" style:family="paragraph" style:parent-style-name="Standard">
      <style:text-properties officeooo:rsid="0036d99a" officeooo:paragraph-rsid="0036d99a"/>
    </style:style>
    <style:style style:name="P12" style:family="paragraph" style:parent-style-name="Standard">
      <style:text-properties officeooo:rsid="003a0b9b" officeooo:paragraph-rsid="003a0b9b"/>
    </style:style>
    <style:style style:name="P13" style:family="paragraph" style:parent-style-name="Standard">
      <style:text-properties officeooo:rsid="003c150a" officeooo:paragraph-rsid="003c150a"/>
    </style:style>
    <style:style style:name="P14" style:family="paragraph" style:parent-style-name="Standard">
      <style:text-properties officeooo:rsid="003c7f75" officeooo:paragraph-rsid="003c7f75"/>
    </style:style>
    <style:style style:name="P15" style:family="paragraph" style:parent-style-name="Standard">
      <style:text-properties officeooo:rsid="003d5fc6" officeooo:paragraph-rsid="003d5fc6"/>
    </style:style>
    <style:style style:name="P16" style:family="paragraph" style:parent-style-name="Standard">
      <style:text-properties officeooo:rsid="003d6345" officeooo:paragraph-rsid="003d6345"/>
    </style:style>
    <style:style style:name="P17" style:family="paragraph" style:parent-style-name="Standard">
      <style:text-properties officeooo:rsid="003ed037" officeooo:paragraph-rsid="003ed037"/>
    </style:style>
    <style:style style:name="P18" style:family="paragraph" style:parent-style-name="Standard">
      <style:text-properties officeooo:rsid="003f8250" officeooo:paragraph-rsid="003f8250"/>
    </style:style>
    <style:style style:name="P19" style:family="paragraph" style:parent-style-name="Text_20_body">
      <style:paragraph-properties fo:margin-left="0cm" fo:margin-right="0cm" fo:margin-top="0cm" fo:margin-bottom="0cm" loext:contextual-spacing="false" fo:orphans="2" fo:widows="2" fo:text-indent="0cm" style:auto-text-indent="false"/>
    </style:style>
    <style:style style:name="P20" style:family="paragraph" style:parent-style-name="Heading_20_4">
      <style:text-properties fo:font-variant="normal" fo:text-transform="none" fo:color="#24292e" style:font-name="apple-system" fo:font-size="9.05000019073486pt" fo:letter-spacing="normal" fo:font-style="normal" fo:font-weight="bold" officeooo:rsid="003d6345" officeooo:paragraph-rsid="003d6345"/>
    </style:style>
    <style:style style:name="P21" style:family="paragraph" style:parent-style-name="Standard">
      <style:text-properties officeooo:paragraph-rsid="0041ed44"/>
    </style:style>
    <style:style style:name="P22" style:family="paragraph" style:parent-style-name="Standard">
      <style:text-properties style:font-name="Liberation Serif" fo:font-size="12pt" officeooo:paragraph-rsid="0041ed44" style:font-size-asian="10.5pt" style:font-size-complex="12pt"/>
    </style:style>
    <style:style style:name="P23" style:family="paragraph" style:parent-style-name="Standard">
      <style:text-properties officeooo:rsid="004799d9" officeooo:paragraph-rsid="0041ed44"/>
    </style:style>
    <style:style style:name="P24" style:family="paragraph" style:parent-style-name="Standard">
      <style:text-properties officeooo:paragraph-rsid="004d62ff"/>
    </style:style>
    <style:style style:name="T1" style:family="text">
      <style:text-properties officeooo:rsid="001b6846"/>
    </style:style>
    <style:style style:name="T2" style:family="text">
      <style:text-properties officeooo:rsid="0024670d"/>
    </style:style>
    <style:style style:name="T3" style:family="text">
      <style:text-properties officeooo:rsid="00281dfb"/>
    </style:style>
    <style:style style:name="T4" style:family="text">
      <style:text-properties officeooo:rsid="0034fe36"/>
    </style:style>
    <style:style style:name="T5" style:family="text">
      <style:text-properties officeooo:rsid="00363755"/>
    </style:style>
    <style:style style:name="T6" style:family="text">
      <style:text-properties officeooo:rsid="003a0cc6"/>
    </style:style>
    <style:style style:name="T7" style:family="text">
      <style:text-properties fo:font-variant="normal" fo:text-transform="none" fo:color="#0366d6" style:text-line-through-style="none" style:text-line-through-type="none" style:font-name="apple-system" fo:font-size="9.05000019073486pt" fo:letter-spacing="normal" fo:font-style="normal" style:text-underline-style="none" fo:font-weight="normal" style:text-blinking="false"/>
    </style:style>
    <style:style style:name="T8" style:family="text">
      <style:text-properties fo:font-variant="normal" fo:text-transform="none" fo:color="#0366d6" style:font-name="apple-system" fo:font-size="9.05000019073486pt" fo:letter-spacing="normal" fo:font-style="normal" style:text-underline-style="solid" style:text-underline-width="auto" style:text-underline-color="font-color" fo:font-weight="normal" fo:background-color="#ffffff" loext:char-shading-value="0"/>
    </style:style>
    <style:style style:name="T9" style:family="text">
      <style:text-properties fo:font-variant="normal" fo:text-transform="none" fo:color="#0366d6" style:font-name="apple-system" fo:font-size="9.05000019073486pt" fo:letter-spacing="normal" fo:font-style="normal" style:text-underline-style="solid" style:text-underline-width="auto" style:text-underline-color="font-color" fo:font-weight="normal" fo:background-color="#ffffff" loext:char-shading-value="0" style:font-size-asian="10.5pt" style:font-size-complex="12pt"/>
    </style:style>
    <style:style style:name="T10" style:family="text">
      <style:text-properties fo:font-variant="normal" fo:text-transform="none" fo:color="#0366d6" style:font-name="apple-system" fo:font-size="9.05000019073486pt" fo:letter-spacing="normal" fo:font-style="normal" style:text-underline-style="none" fo:font-weight="normal" fo:background-color="#ffffff" loext:char-shading-value="0"/>
    </style:style>
    <style:style style:name="T11" style:family="text">
      <style:text-properties fo:font-variant="normal" fo:text-transform="none" fo:color="#0366d6" fo:font-size="9.05000019073486pt" fo:letter-spacing="normal" fo:font-style="normal" style:text-underline-style="solid" style:text-underline-width="auto" style:text-underline-color="font-color" fo:font-weight="normal" fo:background-color="#ffffff" loext:char-shading-value="0"/>
    </style:style>
    <style:style style:name="T12" style:family="text">
      <style:text-properties fo:font-variant="normal" fo:text-transform="none" fo:color="#0366d6" fo:letter-spacing="normal" fo:font-style="normal" style:text-underline-style="solid" style:text-underline-width="auto" style:text-underline-color="font-color" fo:font-weight="normal" fo:background-color="#ffffff" loext:char-shading-value="0"/>
    </style:style>
    <style:style style:name="T13" style:family="text">
      <style:text-properties fo:font-variant="normal" fo:text-transform="none" fo:color="#0366d6" style:font-name="Liberation Serif" fo:font-size="9.05000019073486pt" fo:letter-spacing="normal" fo:font-style="normal" style:text-underline-style="solid" style:text-underline-width="auto" style:text-underline-color="font-color" fo:font-weight="normal" fo:background-color="#ffffff" loext:char-shading-value="0"/>
    </style:style>
    <style:style style:name="T14" style:family="text">
      <style:text-properties fo:font-variant="normal" fo:text-transform="none" fo:color="#0366d6" style:font-name="Liberation Serif" fo:font-size="12pt" fo:letter-spacing="normal" fo:font-style="normal" style:text-underline-style="solid" style:text-underline-width="auto" style:text-underline-color="font-color" fo:font-weight="normal" officeooo:rsid="0046c076" fo:background-color="#ffffff" loext:char-shading-value="0" style:font-size-asian="10.5pt" style:font-size-complex="12pt"/>
    </style:style>
    <style:style style:name="T15" style:family="text">
      <style:text-properties fo:font-variant="normal" fo:text-transform="none" fo:color="#0366d6" style:font-name="Liberation Serif" fo:font-size="12pt" fo:letter-spacing="normal" fo:font-style="normal" style:text-underline-style="none" fo:font-weight="normal" officeooo:rsid="0046c076" fo:background-color="#ffffff" loext:char-shading-value="0" style:font-size-asian="10.5pt" style:font-size-complex="12pt"/>
    </style:style>
    <style:style style:name="T16" style:family="text">
      <style:text-properties fo:font-variant="normal" fo:text-transform="none" fo:color="#24292e" style:font-name="apple-system" fo:font-size="9.05000019073486pt" fo:letter-spacing="normal" fo:font-style="normal" fo:font-weight="normal"/>
    </style:style>
    <style:style style:name="T17" style:family="text">
      <style:text-properties fo:font-variant="normal" fo:text-transform="none" fo:color="#24292e" style:font-name="SFMono-Regular" fo:font-size="7.34999990463257pt" fo:letter-spacing="normal" fo:font-style="normal" fo:font-weight="normal"/>
    </style:style>
    <style:style style:name="T18" style:family="text">
      <style:text-properties fo:font-variant="normal" fo:text-transform="none" style:use-window-font-color="true" style:font-name="Liberation Serif" fo:font-size="12pt" fo:letter-spacing="normal" fo:font-style="normal" style:text-underline-style="none" fo:font-weight="normal" fo:background-color="#ffffff" loext:char-shading-value="0" style:font-size-asian="10.5pt" style:font-size-complex="12pt"/>
    </style:style>
    <style:style style:name="T19" style:family="text">
      <style:text-properties fo:font-variant="normal" fo:text-transform="none" style:use-window-font-color="true" style:font-name="Liberation Serif" fo:font-size="12pt" fo:letter-spacing="normal" fo:font-style="normal" style:text-underline-style="none" fo:font-weight="normal" officeooo:rsid="0046c076" fo:background-color="#ffffff" loext:char-shading-value="0" style:font-size-asian="10.5pt" style:font-size-complex="12pt"/>
    </style:style>
    <style:style style:name="T20" style:family="text">
      <style:text-properties officeooo:rsid="0041ed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itiation à l’édition scientifique. </text:p>
      <text:p text:style-name="P1"/>
      <text:p text:style-name="P1"/>
      <text:p text:style-name="P1">É<text:span text:style-name="T1">valuation : penser à s’inscrire sur le fichier. Vie de Sainte Euphrasie (reprendre les rubriques, envoyer mail pour OCR). </text:span></text:p>
      <text:p text:style-name="P1"/>
      <text:p text:style-name="P2">TEI n’a pas été créé pour encoder des petits textes mais pour devenir un outil de la recherche et pour la constitution d’édition scientifique. </text:p>
      <text:p text:style-name="P3">On parle d’éditions scientifiques ne sont pas toutes critiques. </text:p>
      <text:p text:style-name="P3"/>
      <text:p text:style-name="P3">Edition génétique, Mme Bovary pour voir les différentes strates de l’écriture (du brouillon au texte édité). </text:p>
      <text:p text:style-name="P3">É<text:span text:style-name="T2">dition paléographique : on cherche à reproduire le document en donnant une aide à la lecture. Signaler un saut de ligne, une abréviation est pertinent. </text:span></text:p>
      <text:p text:style-name="P4">Édition critique. </text:p>
      <text:p text:style-name="P4"/>
      <text:p text:style-name="P4">É<text:span text:style-name="T3">dition de type paléographique. On <text:s/>peut donner une vision proche de ce qui apparaît dans le texte. Il faut délimiter les phénomènes qui nous intéresse et qu’on veut exploiter (pour déterminer la granularité de l’encodage du projet). On se demande déjà comment on va exploiter le document et le préparer pour Xsl. </text:span></text:p>
      <text:p text:style-name="P4"/>
      <text:p text:style-name="P5">Le 21/11/18. </text:p>
      <text:p text:style-name="P5"/>
      <text:p text:style-name="P6">Cf modèle msdesc dans la séance 9. </text:p>
      <text:p text:style-name="P6"/>
      <text:p text:style-name="P7">Longtemps on s’est intéressé à la matérialité du document alors que la graphie et la mise en page du texte était réservé à des spécialistes. Mais cela s’est progressivement développé. </text:p>
      <text:p text:style-name="P7"/>
      <text:p text:style-name="P8">Edition paléographique : représenter notre source. </text:p>
      <text:p text:style-name="P8">Il faut d’abord délimiter ce qu’on veut faire avec le document :</text:p>
      <text:p text:style-name="P8">- définir les enjeux <text:span text:style-name="T4">et les phénomènes à signaler</text:span>,</text:p>
      <text:p text:style-name="P8">- définir les futurs usages de l’édition,</text:p>
      <text:p text:style-name="P8">- choisir son protocole d’encodage.</text:p>
      <text:p text:style-name="P8"/>
      <text:p text:style-name="P9">Sur le document de sainte-Eulalie :</text:p>
      <text:p text:style-name="P9">-les lignes en entiers, </text:p>
      <text:p text:style-name="P9">- les interlignes <text:span text:style-name="T5">et la mise en page (place segment, blanc),</text:span></text:p>
      <text:p text:style-name="P10">- abréviations,</text:p>
      <text:p text:style-name="P11">- un trou physique,</text:p>
      <text:p text:style-name="P11">- foliotation,</text:p>
      <text:p text:style-name="P11">- ratures…,</text:p>
      <text:p text:style-name="P11">(-estampille : dans le header). </text:p>
      <text:p text:style-name="P12">On veut donc faire une édition matérielle du document, <text:span text:style-name="T6">rime interne dans les lignes et pas en fin de vers. Utilisation des marges interlinéaires est souvent lié aux gloses et commentaires grammatical. Signaler les blancs indique qu’un mot n’a pas été copié souvent parce qu’il était en rouge et en grec et cela demandait un autre scribe, des mises en page : différents scribes ? En fonction de la visée de l’édition, il faut penser aux informations que l’on veut mettre et à leur forme. </text:span></text:p>
      <text:p text:style-name="P12"/>
      <text:p text:style-name="P13">Quels sont les éléments à apporter pour enrichir l’édition de la source ?</text:p>
      <text:p text:style-name="P13">- résolution des abréviations,</text:p>
      <text:p text:style-name="P13"><text:soft-page-break/>- découpe des mots, ajout des espaces,</text:p>
      <text:p text:style-name="P13">- apostrophes/accents,</text:p>
      <text:p text:style-name="P13">- régularisation : ponctuation, majuscule, graphies (i/j, u/v),</text:p>
      <text:p text:style-name="P14">- correction si nécessaire (lettre manquante par exemple).</text:p>
      <text:p text:style-name="P14"/>
      <text:p text:style-name="P15">En TEI, on peut avoir plusieurs solutions. </text:p>
      <text:p text:style-name="P16">Pour structurer le texte : diviser le texte en groupe signifiant (div, p, lg etc). </text:p>
      <text:p text:style-name="P16"/>
      <text:h text:style-name="P20" text:outline-level="4">Traitement des variations graphiques dans un fichier TEI</text:h>
      <text:p text:style-name="P19"><text:a xlink:type="simple" xlink:href="http://www.tei-c.org/release/doc/tei-p5-doc/en/html/WD.html" text:style-name="Internet_20_link" text:visited-style-name="Visited_20_Internet_20_Link"><text:span text:style-name="Emphasis"><text:span text:style-name="T7">Le module gaiji</text:span></text:span></text:a><text:span text:style-name="T16"> </text:span><text:span text:style-name="Source_20_Text"><text:span text:style-name="T17">&lt;encodingDesc&gt;</text:span></text:span><text:span text:style-name="T16"> </text:span><text:span text:style-name="Source_20_Text"><text:span text:style-name="T17">&lt;charDecl&gt;</text:span></text:span><text:span text:style-name="T16"> </text:span><text:span text:style-name="Source_20_Text"><text:span text:style-name="T17">&lt;char xml:id="q1"&gt;</text:span></text:span><text:span text:style-name="T16"> </text:span><text:span text:style-name="Source_20_Text"><text:span text:style-name="T17">&lt;charName&gt;Q SEMICOLON&lt;/charName&gt;</text:span></text:span><text:span text:style-name="T16"> </text:span><text:span text:style-name="Source_20_Text"><text:span text:style-name="T17">&lt;charProp&gt;&lt;localName&gt;entity&lt;/localName&gt;</text:span></text:span><text:span text:style-name="T16"> </text:span><text:span text:style-name="Source_20_Text"><text:span text:style-name="T17">&lt;value&gt;&amp;#61868;&lt;/value&gt;</text:span></text:span><text:span text:style-name="T16"> </text:span><text:span text:style-name="Source_20_Text"><text:span text:style-name="T17">&lt;/charProp&gt;</text:span></text:span><text:span text:style-name="T16"> </text:span><text:span text:style-name="Source_20_Text"><text:span text:style-name="T17">&lt;/char&gt;</text:span></text:span><text:span text:style-name="T16"> </text:span><text:span text:style-name="Source_20_Text"><text:span text:style-name="T17">&lt;/charDecl&gt;</text:span></text:span><text:span text:style-name="T16"> </text:span><text:span text:style-name="Source_20_Text"><text:span text:style-name="T17">&lt;/encodingDesc&gt;</text:span></text:span><text:span text:style-name="T16">[...] </text:span><text:span text:style-name="Source_20_Text"><text:span text:style-name="T17">&lt;l&gt;Niule cose non la pouret om&lt;g ref="#q1"&gt;que&lt;/g&gt; pleier.&lt;/l&gt;</text:span></text:span></text:p>
      <text:p text:style-name="P16"><text:s/></text:p>
      <text:p text:style-name="P17">Pour l’étude des caractères : leur forme etc. il faut définir le caractère, lui donner un identifiant et on le rappellera dans le texte.</text:p>
      <text:p text:style-name="P17"/>
      <text:p text:style-name="P18">Junicode est une fonte spécialisées dans la représentation des manuscrits. Palemonas MUFI pour des choix plus spécifique. </text:p>
      <text:p text:style-name="P13"/>
      <text:p text:style-name="P13"/>
      <text:p text:style-name="P21"><text:span text:style-name="T20">Lier des segments d’images avec du texte. Aller lire guideline : </text:span><text:a xlink:type="simple" xlink:href="http://www.tei-c.org/release/doc/tei-p5-doc/fr/html/PH.html#PHFAX" text:style-name="Internet_20_link" text:visited-style-name="Visited_20_Internet_20_Link">11.1 Digital Facsimiles</text:a><text:span text:style-name="T8"> </text:span><text:span text:style-name="T10"><text:s/></text:span><text:span text:style-name="T19">Teizoner.</text:span></text:p>
      <text:p text:style-name="P23"><text:span text:style-name="T19"/></text:p>
      <text:p text:style-name="P23"><text:span text:style-name="T19"/></text:p>
      <text:p text:style-name="P24"><text:span text:style-name="T9"/></text:p>
      <text:p text:style-name="P22"><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system-ui, 'Segoe UI', Helvetica, Arial, sans-serif, 'Apple Color Emoji', 'Segoe UI Emoji', 'Segoe UI Symbol'" style:font-charset="x-symbol"/>
    <style:font-face style:name="SFMono-Regular" svg:font-family="SFMono-Regular, Consolas, 'Liberation Mono', Menlo, Courier,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4:34:03.119101495</meta:creation-date>
    <dc:date>2018-11-28T13:25:00.771283531</dc:date>
    <meta:editing-duration>PT2H53M56S</meta:editing-duration>
    <meta:editing-cycles>51</meta:editing-cycles>
    <meta:generator>LibreOffice/5.3.7.2$MacOSX_X86_64 LibreOffice_project/6b8ed514a9f8b44d37a1b96673cbbdd077e24059</meta:generator>
    <meta:document-statistic meta:table-count="0" meta:image-count="0" meta:object-count="0" meta:page-count="2" meta:paragraph-count="39" meta:word-count="501" meta:character-count="3228" meta:non-whitespace-character-count="2744"/>
  </office:meta>
</office:document-meta>
</file>